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6666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666666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666666" draw:stroke-linejoin="round" draw:fill="solid" draw:fill-color="#f6cd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P13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6cd4c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Code Pro" fo:font-size="13pt" fo:letter-spacing="normal" fo:font-style="normal" style:text-underline-style="none" fo:font-weight="normal" style:font-name-asian="Source Code Pro" style:font-size-asian="13pt" style:font-style-asian="normal" style:font-weight-asian="normal" style:font-name-complex="Source Code Pro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Tripplanner</text:span></text:p>
          </draw:text-box>
        </draw:frame>
        <draw:frame draw:name="Google Shape;57;p13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Progetto di Reti di Calcolatori</text:span></text:p>
            <text:p text:style-name="P1"><text:span text:style-name="T2"/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zio Tripplanner 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2.224cm" svg:x="0.715cm" svg:y="0.813cm" presentation:class="title" presentation:user-transformed="true">
          <draw:text-box>
            <text:p text:style-name="P5"><text:span text:style-name="T3">Servizio Tripplanner </text:span></text:p>
          </draw:text-box>
        </draw:frame>
        <draw:frame draw:name="Google Shape;63;p14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4">Servizio che permette di programmare un viaggio verso una città o una località delle quali vengono fornite informazioni e luoghi <text:s/>di interesse con la possibilità di aggiungere al calenadrio data di partenza e di ritorno</text:span></text:p>
          </draw:text-box>
        </draw:frame>
        <presentation:notes draw:style-name="dp2">
          <draw:page-thumbnail draw:name="Google Shape;59;g961cdd7787_0_466:notes" draw:style-name="gr1" draw:layer="layout" svg:width="16.932cm" svg:height="9.524cm" svg:x="1.059cm" svg:y="1.905cm" draw:page-number="2" presentation:class="page"/>
          <draw:frame draw:name="Google Shape;60;g961cdd7787_0_46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Funziona                               " draw:style-name="dp1" draw:master-page-name="TITLE_5f_AND_5f_BODY" presentation:presentation-page-layout-name="AL2T1">
        <draw:frame draw:name="Google Shape;68;p15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ome Funziona <text:s text:c="30"/></text:span></text:p>
          </draw:text-box>
        </draw:frame>
        <draw:frame draw:name="Google Shape;69;p15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7"><text:span text:style-name="T5">Una volta avviato server.js, si verrà reindirizzati direttamente sulla pagina iniziale dell'applicazione dove cliccando su '/start' si avrà accesso alla form (form.html) dove, dopo aver inserito la città scelta come meta e il tipo di luogo a cui si è interessati, premendo cerca verranno visualizzati i nomi dei luoghi di interesse con la rispettiva via e una mappa della città; tramite il bottone 'Programma' è possibile programmare il proprio viaggio su calendar: dopo aver fatto il login con Google si avrà la possibilità di programmare il proprio viaggio aggiungendo un evento al calendario con la data di partenza e quella di ritorno, la citta e il luogo di interesse; inoltre cliccando su 'Mostra eventi programmati' è possibile visualizzare tutti gli eventi creati dall'utente. La funzione di cronologia invece permette all'utente di rivedere tutte le ricerche che ha compiuto e eventualmente di cancellarle.</text:span></text:p>
          </draw:text-box>
        </draw:frame>
        <presentation:notes draw:style-name="dp2">
          <draw:page-thumbnail draw:name="Google Shape;65;g961cdd7787_0_473:notes" draw:style-name="gr1" draw:layer="layout" svg:width="16.932cm" svg:height="9.524cm" svg:x="1.059cm" svg:y="1.905cm" draw:page-number="3" presentation:class="page"/>
          <draw:frame draw:name="Google Shape;66;g961cdd7787_0_47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zi utilizzati/offerti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Servizi utilizzati/offerti</text:span></text:p>
          </draw:text-box>
        </draw:frame>
        <draw:frame draw:name="Google Shape;75;p16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9"><text:span text:style-name="T4">Servizi utilizzati:</text:span></text:p>
            <text:list text:style-name="L5">
              <text:list-item>
                <text:p text:style-name="P10"><text:span text:style-name="T4">Google Places </text:span></text:p>
              </text:list-item>
              <text:list-item>
                <text:p text:style-name="P9"><text:span text:style-name="T4">Google Maps </text:span></text:p>
              </text:list-item>
              <text:list-item>
                <text:p text:style-name="P9"><text:span text:style-name="T4">Google Calendar</text:span></text:p>
              </text:list-item>
            </text:list>
            <text:p text:style-name="P10"><text:span text:style-name="T4">Servizi Offerti:</text:span></text:p>
            <text:list text:continue-numbering="true" text:style-name="L5">
              <text:list-item>
                <text:p text:style-name="P10"><text:span text:style-name="T4">Luoghi di interesse </text:span></text:p>
              </text:list-item>
              <text:list-item>
                <text:p text:style-name="P9"><text:span text:style-name="T4">Programmazione viaggio su calendario </text:span></text:p>
              </text:list-item>
              <text:list-item>
                <text:p text:style-name="P9"><text:span text:style-name="T4">Cronologia</text:span></text:p>
              </text:list-item>
            </text:list>
          </draw:text-box>
        </draw:frame>
        <presentation:notes draw:style-name="dp2">
          <draw:page-thumbnail draw:name="Google Shape;71;g961cdd7787_0_315:notes" draw:style-name="gr1" draw:layer="layout" svg:width="16.932cm" svg:height="9.524cm" svg:x="1.059cm" svg:y="1.905cm" draw:page-number="4" presentation:class="page"/>
          <draw:frame draw:name="Google Shape;72;g961cdd7787_0_3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uoghi di interesse e mappa" draw:style-name="dp1" draw:master-page-name="TITLE_5f_AND_5f_BODY" presentation:presentation-page-layout-name="AL2T1">
        <draw:frame draw:name="Google Shape;80;p17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Luoghi di interesse e mappa</text:span></text:p>
          </draw:text-box>
        </draw:frame>
        <draw:frame draw:name="Google Shape;81;p17" presentation:style-name="pr5" draw:text-style-name="P8" draw:layer="layout" svg:width="23.667cm" svg:height="9.277cm" svg:x="0.866cm" svg:y="3.413cm" presentation:class="outline" presentation:user-transformed="true">
          <draw:text-box>
            <text:p text:style-name="P9"><text:span text:style-name="T6">Get /:luoghi/:citta</text:span></text:p>
            <text:p text:style-name="P10"><text:span text:style-name="T4">Restituisce il nome dei luoghi di interesse con la rispettiva via in base al tipo di luogo e alla città scelti facendo una get al servizio offerto da Google Places</text:span></text:p>
            <text:p text:style-name="P10"><text:span text:style-name="T4"/></text:p>
            <text:p text:style-name="P11"><text:span text:style-name="T4">Mostra una mappa della città selezionata tramite Google Maps</text:span></text:p>
          </draw:text-box>
        </draw:frame>
        <presentation:notes draw:style-name="dp2">
          <draw:page-thumbnail draw:name="Google Shape;77;g961cdd7787_0_354:notes" draw:style-name="gr1" draw:layer="layout" svg:width="16.932cm" svg:height="9.524cm" svg:x="1.059cm" svg:y="1.905cm" draw:page-number="5" presentation:class="page"/>
          <draw:frame draw:name="Google Shape;78;g961cdd7787_0_35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zione viaggio sul calendario" draw:style-name="dp1" draw:master-page-name="TITLE_5f_AND_5f_BODY" presentation:presentation-page-layout-name="AL2T1">
        <draw:frame draw:name="Google Shape;86;p18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Programmzione viaggio sul calendario</text:span></text:p>
          </draw:text-box>
        </draw:frame>
        <draw:frame draw:name="Google Shape;87;p18" presentation:style-name="pr10" draw:text-style-name="P12" draw:layer="layout" svg:width="23.667cm" svg:height="9.277cm" svg:x="0.866cm" svg:y="3.413cm" presentation:class="outline" presentation:placeholder="true" presentation:user-transformed="true">
          <draw:text-box/>
        </draw:frame>
        <presentation:notes draw:style-name="dp2">
          <draw:page-thumbnail draw:name="Google Shape;83;g961cdd7787_0_451:notes" draw:style-name="gr1" draw:layer="layout" svg:width="16.932cm" svg:height="9.524cm" svg:x="1.059cm" svg:y="1.905cm" draw:page-number="6" presentation:class="page"/>
          <draw:frame draw:name="Google Shape;84;g961cdd7787_0_45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nologia" draw:style-name="dp1" draw:master-page-name="TITLE_5f_AND_5f_BODY" presentation:presentation-page-layout-name="AL2T1">
        <draw:frame draw:name="Google Shape;92;p19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ronologia</text:span></text:p>
          </draw:text-box>
        </draw:frame>
        <draw:frame draw:name="Google Shape;93;p19" presentation:style-name="pr5" draw:text-style-name="P8" draw:layer="layout" svg:width="23.667cm" svg:height="10.592cm" svg:x="0.866cm" svg:y="3.413cm" presentation:class="outline" presentation:user-transformed="true">
          <draw:text-box>
            <text:p text:style-name="P9"><text:span text:style-name="T4">Tramite AMPQ </text:span><text:span text:style-name="T6">sender.js </text:span><text:span text:style-name="T4">manda messaggi a </text:span><text:span text:style-name="T6">receiver.js <text:s/></text:span></text:p>
            <text:p text:style-name="P10"><text:span text:style-name="T4">Ogni volta che si compie una ricerca viene inviato un messaggio contenente le informazioni ricercate dall’utente; =&gt;la coda ‘Queue’ viene riempita con le varie ricerche</text:span></text:p>
            <text:p text:style-name="P10"><text:span text:style-name="T4">Quando l’utente vuole conoscere la cronologia, cliccando sul rispettivo bottone la coda viene svuotata e le informazioni vengono scritte nel Database e visualizzate a schermo</text:span></text:p>
            <text:p text:style-name="P10"><text:span text:style-name="T4">Tramite il bottone ‘Cancella Cronologia’ l’utente puo inoltre cancellare le varie ricerche che ha accumulato</text:span></text:p>
            <text:p text:style-name="P11"><text:span text:style-name="T4"/></text:p>
          </draw:text-box>
        </draw:frame>
        <presentation:notes draw:style-name="dp2">
          <draw:page-thumbnail draw:name="Google Shape;89;g961cdd7787_0_456:notes" draw:style-name="gr1" draw:layer="layout" svg:width="16.932cm" svg:height="9.524cm" svg:x="1.059cm" svg:y="1.905cm" draw:page-number="7" presentation:class="page"/>
          <draw:frame draw:name="Google Shape;90;g961cdd7787_0_45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ttura" draw:style-name="dp1" draw:master-page-name="TITLE_5f_AND_5f_BODY" presentation:presentation-page-layout-name="AL2T1">
        <draw:frame draw:name="Google Shape;98;p20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Struttura</text:span></text:p>
          </draw:text-box>
        </draw:frame>
        <draw:frame draw:name="Google Shape;99;p20" presentation:style-name="pr13" draw:text-style-name="P12" draw:layer="layout" svg:width="23.667cm" svg:height="10.485cm" svg:x="0.866cm" svg:y="3.413cm" presentation:class="outline" presentation:placeholder="true" presentation:user-transformed="true">
          <draw:text-box/>
        </draw:frame>
        <draw:custom-shape draw:name="Google Shape;100;p20" draw:style-name="gr2" draw:text-style-name="P13" draw:layer="layout" svg:width="3.263cm" svg:height="2.896cm" svg:x="1.232cm" svg:y="6.549cm">
          <text:p text:style-name="P5"><text:span text:style-name="T7"><text:s/></text:span><text:span text:style-name="T8">Client</text:span></text:p>
          <text:p text:style-name="P5"><text:span text:style-name="T9">(form.html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20" draw:style-name="gr3" draw:text-style-name="P14" draw:layer="layout" svg:width="6.202cm" svg:height="2.463cm" svg:x="7.803cm" svg:y="6.982cm">
          <text:p text:style-name="P5"><text:span text:style-name="T7"><text:s text:c="8"/></text:span><text:span text:style-name="T10">Server.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2;p20" draw:style-name="gr4" draw:text-style-name="P15" draw:layer="layout" svg:width="3.436cm" svg:height="1.469cm" svg:x="7.176cm" svg:y="3.826cm">
          <text:p text:style-name="P5"><text:span text:style-name="T7">Google Pl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0" draw:style-name="gr4" draw:text-style-name="P15" draw:layer="layout" svg:width="3.652cm" svg:height="1.404cm" svg:x="12.018cm" svg:y="3.891cm">
          <text:p text:style-name="P5"><text:span text:style-name="T7">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4" draw:text-style-name="P15" draw:layer="layout" svg:width="3.652cm" svg:height="1.469cm" svg:x="17.227cm" svg:y="6.009cm">
          <text:p text:style-name="P5"><text:span text:style-name="T7">Google Calend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0" draw:style-name="gr5" draw:text-style-name="P16" draw:layer="layout" svg:width="2.787cm" svg:height="2.312cm" svg:x="8.408cm" svg:y="11.132cm">
          <text:p text:style-name="P5"><text:span text:style-name="T7">Database</text:span></text:p>
          <text:p text:style-name="P5"><text:span text:style-name="T9"><text:s text:c="3"/></text:span><text:span text:style-name="T9">postgres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06;p20" draw:style-name="gr6" draw:text-style-name="P17" draw:layer="layout" svg:width="3.306cm" svg:height="0.216cm" svg:x="4.497cm" svg:y="7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20" draw:style-name="gr6" draw:text-style-name="P17" draw:layer="layout" svg:width="0.205cm" svg:height="1.685cm" draw:transform="rotate (-3.14159265358979) translate (9.1cm 6.9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20" draw:style-name="gr6" draw:text-style-name="P17" draw:layer="layout" svg:width="0.94cm" svg:height="1.663cm" draw:transform="rotate (-3.14159265358979) translate (13.845cm 6.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20" draw:style-name="gr6" draw:text-style-name="P17" draw:layer="layout" svg:width="3.22cm" svg:height="1.469cm" draw:transform="rotate (-3.14159265358979) translate (17.227cm 8.2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20" draw:style-name="gr6" draw:text-style-name="P17" draw:layer="layout" svg:width="0.237cm" svg:height="1.88cm" svg:x="9.403cm" svg:y="5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20" draw:style-name="gr6" draw:text-style-name="P17" draw:layer="layout" svg:width="0.928cm" svg:height="1.728cm" svg:x="12.256cm" svg:y="5.3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20" draw:style-name="gr6" draw:text-style-name="P17" draw:layer="layout" svg:width="3.263cm" svg:height="1.447cm" svg:x="13.961cm" svg:y="6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;p20" draw:style-name="gr6" draw:text-style-name="P17" draw:layer="layout" svg:width="3.696cm" svg:height="0.129cm" draw:transform="rotate (-3.14159265358979) translate (7.803cm 8.7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20" draw:style-name="gr7" draw:text-style-name="P18" draw:layer="layout" svg:width="3.112cm" svg:height="0.842cm" svg:x="16.514cm" svg:y="11.132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0" draw:style-name="gr8" draw:text-style-name="P17" draw:layer="layout" svg:width="0.001cm" svg:height="0.842cm" svg:x="18.07cm" svg:y="11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20" draw:style-name="gr8" draw:text-style-name="P17" draw:layer="layout" svg:width="0.021cm" svg:height="0.885cm" svg:x="16.946cm" svg:y="11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20" draw:style-name="gr8" draw:text-style-name="P17" draw:layer="layout" svg:width="0.001cm" svg:height="0.885cm" svg:x="17.508cm" svg:y="11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20" draw:style-name="gr8" draw:text-style-name="P17" draw:layer="layout" svg:width="0.021cm" svg:height="0.885cm" svg:x="18.589cm" svg:y="11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20" draw:style-name="gr8" draw:text-style-name="P17" draw:layer="layout" svg:width="0.001cm" svg:height="0.821cm" svg:x="19.129cm" svg:y="11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0" draw:style-name="gr6" draw:text-style-name="P17" draw:layer="layout" svg:width="2.939cm" svg:height="1.642cm" svg:x="14.007cm" svg:y="9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0" draw:style-name="gr9" draw:text-style-name="P19" draw:layer="layout" svg:width="3.112cm" svg:height="0.885cm" svg:x="15.282cm" svg:y="9.446cm">
          <text:p text:style-name="P5"><text:span text:style-name="T11">send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0" draw:style-name="gr6" draw:text-style-name="P17" draw:layer="layout" svg:width="3.198cm" svg:height="1.869cm" draw:transform="rotate (-3.14159265358979) translate (16.514cm 11.5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20" draw:style-name="gr9" draw:text-style-name="P19" draw:layer="layout" svg:width="4.062cm" svg:height="1.188cm" svg:x="12.45cm" svg:y="10.332cm">
          <text:p text:style-name="P5"><text:span text:style-name="T11">receiv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6" draw:text-style-name="P17" draw:layer="layout" svg:width="0.021cm" svg:height="1.598cm" svg:x="10.33cm" svg:y="9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20" draw:style-name="gr6" draw:text-style-name="P17" draw:layer="layout" svg:width="0.01cm" svg:height="1.404cm" draw:transform="rotate (-3.14159265358979) translate (9.802cm 11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20" draw:style-name="gr9" draw:text-style-name="P19" draw:layer="layout" svg:width="3.566cm" svg:height="1.452cm" svg:x="10.332cm" svg:y="9.325cm">
          <text:p text:style-name="P5"><text:span text:style-name="T12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9" draw:text-style-name="P19" draw:layer="layout" svg:width="3.566cm" svg:height="1.447cm" svg:x="16.514cm" svg:y="11.088cm">
          <text:p text:style-name="P5"><text:span text:style-name="T13">AMQP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0" draw:style-name="gr9" draw:text-style-name="P19" draw:layer="layout" svg:width="2.074cm" svg:height="1.017cm" svg:x="14.893cm" svg:y="7.305cm">
          <text:p text:style-name="P5"><text:span text:style-name="T14">O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961cdd7787_0_320:notes" draw:style-name="gr1" draw:layer="layout" svg:width="16.932cm" svg:height="9.524cm" svg:x="1.059cm" svg:y="1.905cm" draw:page-number="8" presentation:class="page"/>
          <draw:frame draw:name="Google Shape;96;g961cdd7787_0_3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